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OpenSymbol" svg:font-family="OpenSymbol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style:writing-mode="rl-tb"/>
    </style:style>
    <style:style style:name="P2" style:family="paragraph" style:parent-style-name="Text_20_body">
      <style:text-properties officeooo:paragraph-rsid="001df463"/>
    </style:style>
    <style:style style:name="P3" style:family="paragraph" style:parent-style-name="Text_20_body">
      <style:text-properties officeooo:paragraph-rsid="002adb99"/>
    </style:style>
    <style:style style:name="P4" style:family="paragraph" style:parent-style-name="Text_20_body">
      <style:text-properties officeooo:paragraph-rsid="003291f5"/>
    </style:style>
    <style:style style:name="P5" style:family="paragraph" style:parent-style-name="Text_20_body">
      <style:text-properties officeooo:paragraph-rsid="00371178"/>
    </style:style>
    <style:style style:name="P6" style:family="paragraph" style:parent-style-name="Text_20_body">
      <style:text-properties officeooo:paragraph-rsid="00475bb0"/>
    </style:style>
    <style:style style:name="P7" style:family="paragraph" style:parent-style-name="Text_20_body">
      <style:text-properties officeooo:paragraph-rsid="0047c19d"/>
    </style:style>
    <style:style style:name="P8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9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39960"/>
    </style:style>
    <style:style style:name="P10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29c3c"/>
    </style:style>
    <style:style style:name="P11" style:family="paragraph" style:parent-style-name="Text_20_body">
      <style:paragraph-properties fo:text-align="start" style:justify-single-word="false" style:writing-mode="lr-tb"/>
      <style:text-properties officeooo:paragraph-rsid="0053b71e"/>
    </style:style>
    <style:style style:name="P12" style:family="paragraph" style:parent-style-name="Text_20_body">
      <style:paragraph-properties fo:text-align="start" style:justify-single-word="false" style:writing-mode="lr-tb"/>
      <style:text-properties officeooo:paragraph-rsid="005a069b"/>
    </style:style>
    <style:style style:name="P13" style:family="paragraph" style:parent-style-name="Text_20_body">
      <style:paragraph-properties fo:margin-left="0in" fo:margin-right="0in" fo:text-indent="0in" style:auto-text-indent="true"/>
      <style:text-properties officeooo:paragraph-rsid="00421f99" fo:background-color="transparent"/>
    </style:style>
    <style:style style:name="P14" style:family="paragraph" style:parent-style-name="Heading_20_2">
      <style:text-properties officeooo:paragraph-rsid="001df463"/>
    </style:style>
    <style:style style:name="P15" style:family="paragraph" style:parent-style-name="Heading_20_2">
      <style:text-properties officeooo:paragraph-rsid="002df01e"/>
    </style:style>
    <style:style style:name="P16" style:family="paragraph" style:parent-style-name="Title" style:master-page-name="">
      <style:paragraph-properties fo:margin-left="0in" fo:margin-right="0in" fo:text-indent="0in" style:auto-text-indent="false" style:page-number="auto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end" style:justify-single-word="false"/>
      <style:text-properties officeooo:paragraph-rsid="0019801e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Table_20_Contents">
      <style:paragraph-properties fo:text-align="start" style:justify-single-word="false"/>
      <style:text-properties officeooo:paragraph-rsid="0019801e"/>
    </style:style>
    <style:style style:name="T1" style:family="text">
      <style:text-properties officeooo:rsid="0019801e"/>
    </style:style>
    <style:style style:name="T2" style:family="text">
      <style:text-properties officeooo:rsid="001d026b"/>
    </style:style>
    <style:style style:name="T3" style:family="text">
      <style:text-properties officeooo:rsid="001df463"/>
    </style:style>
    <style:style style:name="T4" style:family="text">
      <style:text-properties officeooo:rsid="002141d3"/>
    </style:style>
    <style:style style:name="T5" style:family="text">
      <style:text-properties officeooo:rsid="00239960"/>
    </style:style>
    <style:style style:name="T6" style:family="text">
      <style:text-properties fo:font-style="italic" officeooo:rsid="0029f05e" style:font-style-asian="italic" style:font-style-complex="italic"/>
    </style:style>
    <style:style style:name="T7" style:family="text">
      <style:text-properties fo:font-style="italic" officeooo:rsid="00239960" style:font-style-asian="italic" style:font-style-complex="italic"/>
    </style:style>
    <style:style style:name="T8" style:family="text">
      <style:text-properties fo:font-style="italic" officeooo:rsid="0032efbb" style:font-style-asian="italic" style:font-style-complex="italic"/>
    </style:style>
    <style:style style:name="T9" style:family="text">
      <style:text-properties fo:font-style="italic" officeooo:rsid="005a069b" style:font-style-asian="italic" style:font-style-complex="italic"/>
    </style:style>
    <style:style style:name="T10" style:family="text">
      <style:text-properties fo:font-style="italic" officeooo:rsid="0053b71e" style:font-style-asian="italic" style:font-style-complex="italic"/>
    </style:style>
    <style:style style:name="T11" style:family="text">
      <style:text-properties officeooo:rsid="0029f05e"/>
    </style:style>
    <style:style style:name="T12" style:family="text">
      <style:text-properties officeooo:rsid="002adb99"/>
    </style:style>
    <style:style style:name="T13" style:family="text">
      <style:text-properties officeooo:rsid="003291f5"/>
    </style:style>
    <style:style style:name="T14" style:family="text">
      <style:text-properties officeooo:rsid="0032efbb"/>
    </style:style>
    <style:style style:name="T15" style:family="text">
      <style:text-properties officeooo:rsid="003611ba"/>
    </style:style>
    <style:style style:name="T16" style:family="text">
      <style:text-properties officeooo:rsid="00371178"/>
    </style:style>
    <style:style style:name="T17" style:family="text">
      <style:text-properties officeooo:rsid="003f5d8d"/>
    </style:style>
    <style:style style:name="T18" style:family="text">
      <style:text-properties officeooo:rsid="0032efbb" fo:background-color="#ffff00"/>
    </style:style>
    <style:style style:name="T19" style:family="text">
      <style:text-properties officeooo:rsid="003291f5" fo:background-color="#ffff00"/>
    </style:style>
    <style:style style:name="T20" style:family="text">
      <style:text-properties officeooo:rsid="00475bb0" fo:background-color="#ffff00"/>
    </style:style>
    <style:style style:name="T21" style:family="text">
      <style:text-properties officeooo:rsid="0040a52e"/>
    </style:style>
    <style:style style:name="T22" style:family="text">
      <style:text-properties officeooo:rsid="00421f99"/>
    </style:style>
    <style:style style:name="T23" style:family="text">
      <style:text-properties officeooo:rsid="00458536"/>
    </style:style>
    <style:style style:name="T24" style:family="text">
      <style:text-properties officeooo:rsid="0047175e"/>
    </style:style>
    <style:style style:name="T25" style:family="text">
      <style:text-properties officeooo:rsid="00475bb0"/>
    </style:style>
    <style:style style:name="T26" style:family="text">
      <style:text-properties officeooo:rsid="004aa7d4"/>
    </style:style>
    <style:style style:name="T27" style:family="text">
      <style:text-properties officeooo:rsid="0051f274"/>
    </style:style>
    <style:style style:name="T28" style:family="text">
      <style:text-properties officeooo:rsid="0053b71e"/>
    </style:style>
    <style:style style:name="T29" style:family="text">
      <style:text-properties officeooo:rsid="0054f1c6"/>
    </style:style>
    <style:style style:name="T30" style:family="text">
      <style:text-properties officeooo:rsid="005a069b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16">
      <number:day number:style="long"/>
      <number:text> ב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4">כותרת כלשהי למאמר</text:span></text:p>
      <text:p text:style-name="P9"><text:span text:style-name="T4">עבודת גמר במסגרת </text:span><text:span text:style-name="T7">פונטיקה אקוסטית </text:span><text:span text:style-name="T5">(0627.2011)</text:span></text:p>
      <text:p text:style-name="P8"><text:span text:style-name="T4"/></text:p>
      <text:p text:style-name="P8"><text:span text:style-name="T4">שגיא מעוז</text:span></text:p>
      <text:p text:style-name="P10"><text:span text:style-name="T4">החוג לבלשנות, הפקולטה למדעי הרוח</text:span></text:p>
      <text:p text:style-name="P10"><text:span text:style-name="T4">אוניברסיטת תל-אביב</text:span></text:p>
      <text:p text:style-name="P8"><text:span text:style-name="T4"/></text:p>
      <text:p text:style-name="P8"><text:a xlink:type="simple" xlink:href="mailto:sagiemao@mail.tau.ac.il"><text:span text:style-name="T4">sagiemao@mail.tau.ac.il</text:span></text:a></text:p>
      <text:p text:style-name="P8"><text:span text:style-name="T4"><text:date style:data-style-name="N116" text:date-value="2013-02-18T09:25:31.99" text:fixed="true">18 בפברואר, 2013</text:date></text:span></text:p>
      <text:p text:style-name="Title"><text:span text:style-name="T2"/></text:p>
      <text:h text:style-name="P14" text:outline-level="2"><text:span text:style-name="T3">1. מבוא</text:span></text:h>
      <text:p text:style-name="P4"><text:span text:style-name="T13">בטבלה הפונטית של העברית הישראלית המודרנית מופיעים מספר עיצורים שלא היו חלק מזו של העברית ההיסטורית </text:span><text:span text:style-name="T28">(Blau 2010, 69</text:span><text:span text:style-name="T13">)</text:span><text:span text:style-name="T14"> וככל הנראה נכנסו לשפה כחלק מאימוץ של מילים וצורות שאולות משפות אחרות.</text:span></text:p>
      <text:p text:style-name="P5"><text:span text:style-name="T14">שניים מעיצורים אלו הם החוכך החיכי הקולי /ʒ/ והמחוכך החיכי הקולי /d͡ʒ/, לרוב בתעתיק </text:span><text:span text:style-name="T8">ז'</text:span><text:span text:style-name="T14"> ו-</text:span><text:span text:style-name="T8">ג'</text:span><text:span text:style-name="T14"> בהתאמה (אקדמיה ללשון העברית 2007). לשניים אלו קשר פונטי ברור –</text:span><text:span text:style-name="T15"> העיצור השני </text:span><text:span text:style-name="T14">/d͡ʒ/ </text:span><text:span text:style-name="T15">הוא תוספת של סותם קצר לעיצור הראשון </text:span><text:span text:style-name="T14">/ʒ/</text:span><text:span text:style-name="T15"> על</text:span><text:span text:style-name="T16">-מנת ליצור מחוכך.</text:span></text:p>
      <text:p text:style-name="P6"><text:span text:style-name="T16">מעבר לקשר הפונטי הנ"ל, נבחין בקשר נוסף שעולה מחקירתן של מילים שאולות מסוימות. לדוגמא, אם נשווה שתי מילים באנגלית, </text:span><text:span text:style-name="T23">jeep ו-</text:span><text:span text:style-name="T25">garage</text:span><text:span text:style-name="T23">, ששתיהן נהגות באנגלית עם </text:span><text:span text:style-name="T14">/d͡ʒ/ –</text:span><text:span text:style-name="T23"> נראה שבעוד הראשונה אומצה לעברית עם מחוכך, [</text:span><text:span text:style-name="T22">d͡ʒip</text:span><text:span text:style-name="T23">], </text:span><text:span text:style-name="T25">במילה השניה העיצור הנ"ל</text:span><text:span text:style-name="T23"> קיבל דווקא צורה של חוכך, [</text:span><text:span text:style-name="T17">ga.ˈʁaʒ</text:span><text:span text:style-name="T23">] </text:span><text:span text:style-name="T29">‏</text:span><text:span text:style-name="T24">(</text:span><text:span text:style-name="T29">Cohen </text:span><text:span text:style-name="T24">2009).</text:span></text:p>
      <text:p text:style-name="P7"><text:span text:style-name="T25">נבחין כי בעוד jeep מקורה באנגלית (</text:span><text:span text:style-name="T20">צריך-ציטוט-פה</text:span><text:span text:style-name="T25">), ל-garage מקור צרפתי (</text:span><text:span text:style-name="T20">צריך-ציטוט-פה</text:span><text:span text:style-name="T25">). סקירה של דוגמאות נוספות למילים משתי הקבוצות יאפשרו להכליל כי מאנגלית נשאל המחוכך </text:span><text:span text:style-name="T14">/d͡ʒ/ לעומת צרפתית שממנה נשאל דווקא החוכך /ʒ/.</text:span></text:p>
      <text:p text:style-name="P7"><text:span text:style-name="T14">לא ארחיב על הכללה זו, אך בעבודה זו אבחן את ההבדלים האקוסטיים בין </text:span><text:span text:style-name="T26">שני הצלילים והאם אמנם נראה שהם מבחינים בעברית מודרנית, מה שיצביע על תהליכים נפרדים של שאילת שתי קבוצות המילים.</text:span></text:p>
      <text:p text:style-name="P13"><text:span text:style-name="T21"/></text:p>
      <text:h text:style-name="P14" text:outline-level="2"><text:span text:style-name="T3">2. רקע תיאורטי</text:span></text:h>
      <text:p text:style-name="P2"><text:span text:style-name="T3">בלה בלה</text:span></text:p>
      <text:h text:style-name="P14" text:outline-level="2"><text:span text:style-name="T3">3. תיאור אקוסטי?</text:span></text:h>
      <text:p text:style-name="P2"><text:span text:style-name="T3">בלה בלה</text:span></text:p>
      <text:h text:style-name="Heading_20_2" text:outline-level="2"><text:span text:style-name="T3">4. הניסוי</text:span></text:h>
      <text:p text:style-name="P2"><text:span text:style-name="T3">בלה בלה</text:span></text:p>
      <text:h text:style-name="Heading_20_2" text:outline-level="2"><text:soft-page-break/><text:span text:style-name="T3">5. ניתוח הניסוי</text:span></text:h>
      <text:p text:style-name="P2"><text:span text:style-name="T3">בלה בלה</text:span></text:p>
      <text:h text:style-name="Heading_20_2" text:outline-level="2"><text:span text:style-name="T3">6. תוצאות ומסקנות</text:span></text:h>
      <text:p text:style-name="P2"><text:span text:style-name="T3">בלה בלה</text:span></text:p>
      <text:h text:style-name="P15" text:outline-level="2"><text:span text:style-name="T3">ביבליוגרפיה</text:span></text:h>
      <text:p text:style-name="P3"><text:span text:style-name="T11">אקדמיה ללשון העברית. </text:span><text:span text:style-name="T6">התעתיק מלועזית לעברית – כללים חדשים</text:span><text:span text:style-name="T11">. האקדמיה ללשון העברית, 2007</text:span><text:span text:style-name="T12">, </text:span><text:a xlink:type="simple" xlink:href="http://hebrew-academy.huji.ac.il/hahlatot/TheTranscription/Documents/LAT-HEB.pdf"><text:span text:style-name="T12">http://hebrew-academy.huji.ac.il/hahlatot/TheTranscription/Documents/LAT-HEB.pdf</text:span></text:a><text:span text:style-name="T12">.</text:span></text:p>
      <text:p text:style-name="P12"><text:span text:style-name="T30">Cohen, Evan-Gary. </text:span><text:span text:style-name="T9">The role of similarity in phonology: Evidence from loanword adaptation in Hebrew</text:span><text:span text:style-name="T30">. PhD diss., Tel Aviv University, 2009.</text:span></text:p>
      <text:p text:style-name="P11"><text:span text:style-name="T28">Blau, Joshua. </text:span><text:span text:style-name="T10">Phonology and morphology of Biblical Hebrew</text:span><text:span text:style-name="T28">. Winona Lake, Indiana: Eisenbrauns, 201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OpenSymbol" svg:font-family="OpenSymbol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size-asian="10.5pt" style:font-name-complex="Raanan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3" fo:font-size="14pt" style:font-name-asian="Arial Unicode MS" style:font-size-asian="14pt" style:font-name-complex="Raanan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style:contextual-spacing="false" fo:text-indent="0.5in" style:auto-text-indent="true" style:page-number="auto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 style:shadow="none"/>
      <style:text-properties style:font-name="Times" fo:font-size="130%" fo:font-weight="bold" style:font-size-asian="115%" style:font-weight-asian="bold" style:font-name-complex="Raanana1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fo:padding="0in" fo:border="none" style:shadow="none">
        <style:tab-stops/>
        <style:background-image/>
      </style:paragraph-properties>
      <style:text-properties style:font-name="Times New Roman1" fo:font-size="14pt" fo:letter-spacing="normal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size-asian="14pt" style:font-style-asian="italic" style:font-weight-asian="bold" style:font-name-complex="Raanana2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4pt" fo:font-weight="bold" style:font-size-asian="14pt" style:font-weight-asian="bold" style:font-name-complex="Raanana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size="85%" fo:font-style="italic" fo:font-weight="bold" style:font-size-asian="85%" style:font-style-asian="italic" style:font-weight-asian="bold" style:font-name-complex="Raanana2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2" fo:font-size="85%" fo:font-weight="bold" style:font-size-asian="85%" style:font-weight-asian="bold" style:font-name-complex="Raanana1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  <style:text-properties style:font-size-asian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51in" table:align="margins" style:shadow="none" style:writing-mode="rl-tb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officeooo:paragraph-rsid="0019801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officeooo:paragraph-rsid="0019801e"/>
    </style:style>
    <style:style style:name="MP5" style:family="paragraph" style:parent-style-name="Header">
      <style:paragraph-properties fo:text-align="end" style:justify-single-word="false" style:writing-mode="rl-tb"/>
    </style:style>
    <style:style style:name="MT1" style:family="text">
      <style:text-properties officeooo:rsid="0019801e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פונטיקה אקוסטית</text:p>
              <text:p text:style-name="MP1"><text:span text:style-name="MT1">עבודת גמר</text:span>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שגיא מעוז</text:p>
              <text:p text:style-name="MP4"><text:span text:style-name="MT1">ת"ז 021526025</text:span></text:p>
            </table:table-cell>
          </table:table-row>
        </table:table>
        <text:p text:style-name="MP5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9:08:05</meta:creation-date>
    <dc:date>2013-02-18T12:08:07</dc:date>
    <meta:editing-duration>PT2H57M12S</meta:editing-duration>
    <meta:editing-cycles>65</meta:editing-cycles>
    <meta:generator>LibreOffice/3.6$MacOSX_x86 LibreOffice_project/5b93205-6e6b3fc-7830f6d-c08ad66-1d9bf4</meta:generator>
    <meta:document-statistic meta:table-count="1" meta:image-count="0" meta:object-count="0" meta:page-count="2" meta:paragraph-count="31" meta:word-count="288" meta:character-count="1816" meta:non-whitespace-character-count="1560"/>
  </office:meta>
</office:document-meta>
</file>